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ts</text:p>
          </table:table-cell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3PG'</text:p>
          </table:table-cell>
          <table:table-cell office:value-type="string" calcext:value-type="string">
            <text:p>'3pg_c'</text:p>
          </table:table-cell>
          <table:table-cell office:value-type="float" office:value="0.436220472440945" calcext:value-type="float">
            <text:p>0.4362204724</text:p>
          </table:table-cell>
          <table:table-cell office:value-type="float" office:value="0.149606299212596" calcext:value-type="float">
            <text:p>0.1496062992</text:p>
          </table:table-cell>
          <table:table-cell office:value-type="float" office:value="0.214173228346458" calcext:value-type="float">
            <text:p>0.2141732283</text:p>
          </table:table-cell>
          <table:table-cell office:value-type="float" office:value="0.204724409448818" calcext:value-type="float">
            <text:p>0.2047244094</text:p>
          </table:table-cell>
          <table:table-cell office:value-type="float" office:value="0.14015748031496" calcext:value-type="float">
            <text:p>0.1401574803</text:p>
          </table:table-cell>
          <table:table-cell office:value-type="float" office:value="0.162204724409448" calcext:value-type="float">
            <text:p>0.1622047244</text:p>
          </table:table-cell>
        </table:table-row>
        <table:table-row table:style-name="ro1">
          <table:table-cell office:value-type="string" calcext:value-type="string">
            <text:p>'3PG_acid'</text:p>
          </table:table-cell>
          <table:table-cell office:value-type="string" calcext:value-type="string">
            <text:p>[]</text:p>
          </table:table-cell>
          <table:table-cell office:value-type="float" office:value="0.97577713933242" calcext:value-type="float">
            <text:p>0.9757771393</text:p>
          </table:table-cell>
          <table:table-cell office:value-type="float" office:value="0.60719327369297" calcext:value-type="float">
            <text:p>0.6071932737</text:p>
          </table:table-cell>
          <table:table-cell office:value-type="float" office:value="1.00947387594749" calcext:value-type="float">
            <text:p>1.0094738759</text:p>
          </table:table-cell>
          <table:table-cell office:value-type="float" office:value="0.654156955443598" calcext:value-type="float">
            <text:p>0.6541569554</text:p>
          </table:table-cell>
          <table:table-cell office:value-type="float" office:value="0.802648628285429" calcext:value-type="float">
            <text:p>0.8026486283</text:p>
          </table:table-cell>
          <table:table-cell office:value-type="float" office:value="0.773090632102302" calcext:value-type="float">
            <text:p>0.7730906321</text:p>
          </table:table-cell>
        </table:table-row>
        <table:table-row table:style-name="ro1">
          <table:table-cell office:value-type="string" calcext:value-type="string">
            <text:p>'6PG'</text:p>
          </table:table-cell>
          <table:table-cell office:value-type="string" calcext:value-type="string">
            <text:p>'6pgc_c'</text:p>
          </table:table-cell>
          <table:table-cell office:value-type="float" office:value="0.205015673981191" calcext:value-type="float">
            <text:p>0.205015674</text:p>
          </table:table-cell>
          <table:table-cell office:value-type="float" office:value="0.0714733542319745" calcext:value-type="float">
            <text:p>0.0714733542</text:p>
          </table:table-cell>
          <table:table-cell office:value-type="float" office:value="0.0664576802507835" calcext:value-type="float">
            <text:p>0.0664576803</text:p>
          </table:table-cell>
          <table:table-cell office:value-type="float" office:value="0.0652037617554859" calcext:value-type="float">
            <text:p>0.0652037618</text:p>
          </table:table-cell>
          <table:table-cell office:value-type="float" office:value="0.0771159874608149" calcext:value-type="float">
            <text:p>0.0771159875</text:p>
          </table:table-cell>
          <table:table-cell office:value-type="float" office:value="0.0652037617554864" calcext:value-type="float">
            <text:p>0.0652037618</text:p>
          </table:table-cell>
        </table:table-row>
        <table:table-row table:style-name="ro1">
          <table:table-cell office:value-type="string" calcext:value-type="string">
            <text:p>'AKG'</text:p>
          </table:table-cell>
          <table:table-cell office:value-type="string" calcext:value-type="string">
            <text:p>'akg_c'</text:p>
          </table:table-cell>
          <table:table-cell office:value-type="float" office:value="1.36156763590392" calcext:value-type="float">
            <text:p>1.3615676359</text:p>
          </table:table-cell>
          <table:table-cell office:value-type="float" office:value="1.35777496839444" calcext:value-type="float">
            <text:p>1.3577749684</text:p>
          </table:table-cell>
          <table:table-cell office:value-type="float" office:value="1.25916561314792" calcext:value-type="float">
            <text:p>1.2591656131</text:p>
          </table:table-cell>
          <table:table-cell office:value-type="float" office:value="1.24399494310999" calcext:value-type="float">
            <text:p>1.2439949431</text:p>
          </table:table-cell>
          <table:table-cell office:value-type="float" office:value="1.25916561314792" calcext:value-type="float">
            <text:p>1.2591656131</text:p>
          </table:table-cell>
          <table:table-cell office:value-type="float" office:value="1.13021491782554" calcext:value-type="float">
            <text:p>1.1302149178</text:p>
          </table:table-cell>
        </table:table-row>
        <table:table-row table:style-name="ro1">
          <table:table-cell office:value-type="string" calcext:value-type="string">
            <text:p>'AcCoA'</text:p>
          </table:table-cell>
          <table:table-cell office:value-type="string" calcext:value-type="string">
            <text:p>'accoa_c'</text:p>
          </table:table-cell>
          <table:table-cell office:value-type="float" office:value="0.112593997299629" calcext:value-type="float">
            <text:p>0.1125939973</text:p>
          </table:table-cell>
          <table:table-cell office:value-type="float" office:value="0.0669635824925925" calcext:value-type="float">
            <text:p>0.0669635825</text:p>
          </table:table-cell>
          <table:table-cell office:value-type="float" office:value="0.0546091493830401" calcext:value-type="float">
            <text:p>0.0546091494</text:p>
          </table:table-cell>
          <table:table-cell office:value-type="float" office:value="0.042766661665979" calcext:value-type="float">
            <text:p>0.0427666617</text:p>
          </table:table-cell>
          <table:table-cell office:value-type="float" office:value="0.0508888722199298" calcext:value-type="float">
            <text:p>0.0508888722</text:p>
          </table:table-cell>
          <table:table-cell office:value-type="float" office:value="0.0503094175449123" calcext:value-type="float">
            <text:p>0.0503094175</text:p>
          </table:table-cell>
        </table:table-row>
        <table:table-row table:style-name="ro1">
          <table:table-cell office:value-type="string" calcext:value-type="string">
            <text:p>'DHAP'</text:p>
          </table:table-cell>
          <table:table-cell office:value-type="string" calcext:value-type="string">
            <text:p>'dhap_c'</text:p>
          </table:table-cell>
          <table:table-cell office:value-type="float" office:value="0.00802127523502952" calcext:value-type="float">
            <text:p>0.0080212752</text:p>
          </table:table-cell>
          <table:table-cell office:value-type="float" office:value="0.000139248331876618" calcext:value-type="float">
            <text:p>0.0001392483</text:p>
          </table:table-cell>
          <table:table-cell office:value-type="float" office:value="0.00677392398047283" calcext:value-type="float">
            <text:p>0.006773924</text:p>
          </table:table-cell>
          <table:table-cell office:value-type="float" office:value="0.000128546760749526" calcext:value-type="float">
            <text:p>0.0001285468</text:p>
          </table:table-cell>
          <table:table-cell office:value-type="float" office:value="0.000150376260419111" calcext:value-type="float">
            <text:p>0.0001503763</text:p>
          </table:table-cell>
          <table:table-cell office:value-type="float" office:value="0.00853185955786739" calcext:value-type="float">
            <text:p>0.0085318596</text:p>
          </table:table-cell>
        </table:table-row>
        <table:table-row table:style-name="ro1">
          <table:table-cell office:value-type="string" calcext:value-type="string">
            <text:p>'E4P'</text:p>
          </table:table-cell>
          <table:table-cell office:value-type="string" calcext:value-type="string">
            <text:p>'e4p_c'</text:p>
          </table:table-cell>
          <table:table-cell office:value-type="float" office:value="1.81951346929006" calcext:value-type="float">
            <text:p>1.8195134693</text:p>
          </table:table-cell>
          <table:table-cell office:value-type="float" office:value="0.847142457692357" calcext:value-type="float">
            <text:p>0.8471424577</text:p>
          </table:table-cell>
          <table:table-cell office:value-type="float" office:value="3.55071221366755" calcext:value-type="float">
            <text:p>3.5507122137</text:p>
          </table:table-cell>
          <table:table-cell office:value-type="float" office:value="5.68776746128825" calcext:value-type="float">
            <text:p>5.6877674613</text:p>
          </table:table-cell>
          <table:table-cell office:value-type="float" office:value="1.02629189771369" calcext:value-type="float">
            <text:p>1.0262918977</text:p>
          </table:table-cell>
          <table:table-cell office:value-type="float" office:value="2.71534121702868" calcext:value-type="float">
            <text:p>2.715341217</text:p>
          </table:table-cell>
        </table:table-row>
        <table:table-row table:style-name="ro2">
          <table:table-cell office:value-type="string" calcext:value-type="string">
            <text:p>'F16P'</text:p>
          </table:table-cell>
          <table:table-cell table:style-name="ce1" office:value-type="string" calcext:value-type="string">
            <text:p>'fdp_c'</text:p>
          </table:table-cell>
          <table:table-cell office:value-type="float" office:value="0.436748095971225" calcext:value-type="float">
            <text:p>0.436748096</text:p>
          </table:table-cell>
          <table:table-cell office:value-type="float" office:value="0.342548060547434" calcext:value-type="float">
            <text:p>0.3425480605</text:p>
          </table:table-cell>
          <table:table-cell office:value-type="float" office:value="0.392795345858823" calcext:value-type="float">
            <text:p>0.3927953459</text:p>
          </table:table-cell>
          <table:table-cell office:value-type="float" office:value="0.479065901876099" calcext:value-type="float">
            <text:p>0.4790659019</text:p>
          </table:table-cell>
          <table:table-cell office:value-type="float" office:value="0.418899955039034" calcext:value-type="float">
            <text:p>0.418899955</text:p>
          </table:table-cell>
          <table:table-cell office:value-type="float" office:value="0.433668951047046" calcext:value-type="float">
            <text:p>0.433668951</text:p>
          </table:table-cell>
        </table:table-row>
        <table:table-row table:style-name="ro1">
          <table:table-cell office:value-type="string" calcext:value-type="string">
            <text:p>'F6P'</text:p>
          </table:table-cell>
          <table:table-cell office:value-type="string" calcext:value-type="string">
            <text:p>'f6p_c'</text:p>
          </table:table-cell>
          <table:table-cell office:value-type="float" office:value="0.0582744869631022" calcext:value-type="float">
            <text:p>0.058274487</text:p>
          </table:table-cell>
          <table:table-cell office:value-type="float" office:value="0.0482996552119958" calcext:value-type="float">
            <text:p>0.0482996552</text:p>
          </table:table-cell>
          <table:table-cell office:value-type="float" office:value="0.0558380134088948" calcext:value-type="float">
            <text:p>0.0558380134</text:p>
          </table:table-cell>
          <table:table-cell office:value-type="float" office:value="0.0546197766317911" calcext:value-type="float">
            <text:p>0.0546197766</text:p>
          </table:table-cell>
          <table:table-cell office:value-type="float" office:value="0.0423604586403195" calcext:value-type="float">
            <text:p>0.0423604586</text:p>
          </table:table-cell>
          <table:table-cell office:value-type="float" office:value="0.0453306946351668" calcext:value-type="float">
            <text:p>0.0453306946</text:p>
          </table:table-cell>
        </table:table-row>
        <table:table-row table:style-name="ro1">
          <table:table-cell office:value-type="string" calcext:value-type="string">
            <text:p>'G1P'</text:p>
          </table:table-cell>
          <table:table-cell office:value-type="string" calcext:value-type="string">
            <text:p>'g1p_c'</text:p>
          </table:table-cell>
          <table:table-cell office:value-type="float" office:value="0.0285714285714286" calcext:value-type="float">
            <text:p>0.0285714286</text:p>
          </table:table-cell>
          <table:table-cell office:value-type="float" office:value="0.0216168327796235" calcext:value-type="float">
            <text:p>0.0216168328</text:p>
          </table:table-cell>
          <table:table-cell office:value-type="float" office:value="0.0230343300110742" calcext:value-type="float">
            <text:p>0.02303433</text:p>
          </table:table-cell>
          <table:table-cell office:value-type="float" office:value="0.0279955703211517" calcext:value-type="float">
            <text:p>0.0279955703</text:p>
          </table:table-cell>
          <table:table-cell office:value-type="float" office:value="0.0159911406423035" calcext:value-type="float">
            <text:p>0.0159911406</text:p>
          </table:table-cell>
          <table:table-cell office:value-type="float" office:value="0.0124031007751938" calcext:value-type="float">
            <text:p>0.0124031008</text:p>
          </table:table-cell>
        </table:table-row>
        <table:table-row table:style-name="ro1">
          <table:table-cell office:value-type="string" calcext:value-type="string">
            <text:p>'G6P'</text:p>
          </table:table-cell>
          <table:table-cell office:value-type="string" calcext:value-type="string">
            <text:p>'g6p_c'</text:p>
          </table:table-cell>
          <table:table-cell office:value-type="float" office:value="0.0724649960990258" calcext:value-type="float">
            <text:p>0.0724649961</text:p>
          </table:table-cell>
          <table:table-cell office:value-type="float" office:value="0.0349762166424779" calcext:value-type="float">
            <text:p>0.0349762166</text:p>
          </table:table-cell>
          <table:table-cell office:value-type="float" office:value="0.061307371582453" calcext:value-type="float">
            <text:p>0.0613073716</text:p>
          </table:table-cell>
          <table:table-cell office:value-type="float" office:value="0.088137683408696" calcext:value-type="float">
            <text:p>0.0881376834</text:p>
          </table:table-cell>
          <table:table-cell office:value-type="float" office:value="0.0340651504601472" calcext:value-type="float">
            <text:p>0.0340651505</text:p>
          </table:table-cell>
          <table:table-cell office:value-type="float" office:value="0.0578845815051887" calcext:value-type="float">
            <text:p>0.0578845815</text:p>
          </table:table-cell>
        </table:table-row>
        <table:table-row table:style-name="ro1">
          <table:table-cell office:value-type="string" calcext:value-type="string">
            <text:p>'S7P'</text:p>
          </table:table-cell>
          <table:table-cell office:value-type="string" calcext:value-type="string">
            <text:p>'s7p_c'</text:p>
          </table:table-cell>
          <table:table-cell office:value-type="float" office:value="0.0242334317806835" calcext:value-type="float">
            <text:p>0.0242334318</text:p>
          </table:table-cell>
          <table:table-cell office:value-type="float" office:value="0.0299137753873795" calcext:value-type="float">
            <text:p>0.0299137754</text:p>
          </table:table-cell>
          <table:table-cell office:value-type="float" office:value="0.0229918502034513" calcext:value-type="float">
            <text:p>0.0229918502</text:p>
          </table:table-cell>
          <table:table-cell office:value-type="float" office:value="0.0166228546600044" calcext:value-type="float">
            <text:p>0.0166228547</text:p>
          </table:table-cell>
          <table:table-cell office:value-type="float" office:value="0.0189225593179536" calcext:value-type="float">
            <text:p>0.0189225593</text:p>
          </table:table-cell>
          <table:table-cell office:value-type="float" office:value="0.024357264063977" calcext:value-type="float">
            <text:p>0.0243572641</text:p>
          </table:table-cell>
        </table:table-row>
        <table:table-row table:style-name="ro2">
          <table:table-cell office:value-type="string" calcext:value-type="string">
            <text:p>'GAP'</text:p>
          </table:table-cell>
          <table:table-cell table:style-name="ce1" office:value-type="string" calcext:value-type="string">
            <text:p>'g3p_c'</text:p>
          </table:table-cell>
          <table:table-cell office:value-type="float" office:value="0.0084520811731595" calcext:value-type="float">
            <text:p>0.0084520812</text:p>
          </table:table-cell>
          <table:table-cell office:value-type="float" office:value="0.00239505258480227" calcext:value-type="float">
            <text:p>0.0023950526</text:p>
          </table:table-cell>
          <table:table-cell table:style-name="ce2" office:value-type="float" office:value="0.0000318471337579646" calcext:value-type="float">
            <text:p>3.18E-05</text:p>
          </table:table-cell>
          <table:table-cell office:value-type="float" office:value="0.00117138201747886" calcext:value-type="float">
            <text:p>0.001171382</text:p>
          </table:table-cell>
          <table:table-cell table:style-name="ce2" office:value-type="float" office:value="0.0000506591616056956" calcext:value-type="float">
            <text:p>5.07E-05</text:p>
          </table:table-cell>
          <table:table-cell office:value-type="float" office:value="0.00176373870537699" calcext:value-type="float">
            <text:p>0.0017637387</text:p>
          </table:table-cell>
        </table:table-row>
        <table:table-row table:style-name="ro1">
          <table:table-cell office:value-type="string" calcext:value-type="string">
            <text:p>'OXA'</text:p>
          </table:table-cell>
          <table:table-cell office:value-type="string" calcext:value-type="string">
            <text:p>'oxa_c'</text:p>
          </table:table-cell>
          <table:table-cell office:value-type="float" office:value="1.7728948282729" calcext:value-type="float">
            <text:p>1.7728948283</text:p>
          </table:table-cell>
          <table:table-cell office:value-type="float" office:value="1.41027862753904" calcext:value-type="float">
            <text:p>1.4102786275</text:p>
          </table:table-cell>
          <table:table-cell office:value-type="float" office:value="1.45856178023338" calcext:value-type="float">
            <text:p>1.4585617802</text:p>
          </table:table-cell>
          <table:table-cell office:value-type="float" office:value="1.46538764649555" calcext:value-type="float">
            <text:p>1.4653876465</text:p>
          </table:table-cell>
          <table:table-cell office:value-type="float" office:value="1.34765098680587" calcext:value-type="float">
            <text:p>1.3476509868</text:p>
          </table:table-cell>
          <table:table-cell office:value-type="float" office:value="1.44500538103672" calcext:value-type="float">
            <text:p>1.445005381</text:p>
          </table:table-cell>
        </table:table-row>
        <table:table-row table:style-name="ro1">
          <table:table-cell office:value-type="string" calcext:value-type="string">
            <text:p>'PEP'</text:p>
          </table:table-cell>
          <table:table-cell office:value-type="string" calcext:value-type="string">
            <text:p>'pep_c'</text:p>
          </table:table-cell>
          <table:table-cell office:value-type="float" office:value="1.27888922791007" calcext:value-type="float">
            <text:p>1.2788892279</text:p>
          </table:table-cell>
          <table:table-cell office:value-type="float" office:value="0.396360068235724" calcext:value-type="float">
            <text:p>0.3963600682</text:p>
          </table:table-cell>
          <table:table-cell office:value-type="float" office:value="0.509188244594538" calcext:value-type="float">
            <text:p>0.5091882446</text:p>
          </table:table-cell>
          <table:table-cell office:value-type="float" office:value="0.567032578394796" calcext:value-type="float">
            <text:p>0.5670325784</text:p>
          </table:table-cell>
          <table:table-cell office:value-type="float" office:value="0.280796222071206" calcext:value-type="float">
            <text:p>0.2807962221</text:p>
          </table:table-cell>
          <table:table-cell office:value-type="float" office:value="0.306447027169462" calcext:value-type="float">
            <text:p>0.3064470272</text:p>
          </table:table-cell>
        </table:table-row>
        <table:table-row table:style-name="ro1">
          <table:table-cell office:value-type="string" calcext:value-type="string">
            <text:p>'R5P'</text:p>
          </table:table-cell>
          <table:table-cell office:value-type="string" calcext:value-type="string">
            <text:p>'r5p_c'</text:p>
          </table:table-cell>
          <table:table-cell office:value-type="float" office:value="0.0147339039084616" calcext:value-type="float">
            <text:p>0.0147339039</text:p>
          </table:table-cell>
          <table:table-cell office:value-type="float" office:value="0.00462601373867483" calcext:value-type="float">
            <text:p>0.0046260137</text:p>
          </table:table-cell>
          <table:table-cell office:value-type="float" office:value="0.0141174452135697" calcext:value-type="float">
            <text:p>0.0141174452</text:p>
          </table:table-cell>
          <table:table-cell office:value-type="float" office:value="0.0101687309872446" calcext:value-type="float">
            <text:p>0.010168731</text:p>
          </table:table-cell>
          <table:table-cell office:value-type="float" office:value="0.000286123410517203" calcext:value-type="float">
            <text:p>0.0002861234</text:p>
          </table:table-cell>
          <table:table-cell office:value-type="float" office:value="0.033057020119702" calcext:value-type="float">
            <text:p>0.0330570201</text:p>
          </table:table-cell>
        </table:table-row>
        <table:table-row table:style-name="ro2">
          <table:table-cell office:value-type="string" calcext:value-type="string">
            <text:p>'Ru5P'</text:p>
          </table:table-cell>
          <table:table-cell table:style-name="ce1" office:value-type="string" calcext:value-type="string">
            <text:p>'ru5p__D_c'</text:p>
          </table:table-cell>
          <table:table-cell office:value-type="float" office:value="0.0193419980466831" calcext:value-type="float">
            <text:p>0.019341998</text:p>
          </table:table-cell>
          <table:table-cell office:value-type="float" office:value="0.0069416721085998" calcext:value-type="float">
            <text:p>0.0069416721</text:p>
          </table:table-cell>
          <table:table-cell office:value-type="float" office:value="0.00975017192655991" calcext:value-type="float">
            <text:p>0.0097501719</text:p>
          </table:table-cell>
          <table:table-cell office:value-type="float" office:value="0.00626673755627343" calcext:value-type="float">
            <text:p>0.0062667376</text:p>
          </table:table-cell>
          <table:table-cell office:value-type="float" office:value="0.000200359456538721" calcext:value-type="float">
            <text:p>0.0002003595</text:p>
          </table:table-cell>
          <table:table-cell office:value-type="float" office:value="0.0193006200914245" calcext:value-type="float">
            <text:p>0.0193006201</text:p>
          </table:table-cell>
        </table:table-row>
        <table:table-row table:style-name="ro2">
          <table:table-cell office:value-type="string" calcext:value-type="string">
            <text:p>'X5P'</text:p>
          </table:table-cell>
          <table:table-cell table:style-name="ce1" office:value-type="string" calcext:value-type="string">
            <text:p>'xu5p__D_c'</text:p>
          </table:table-cell>
          <table:table-cell office:value-type="float" office:value="0.0238532110091743" calcext:value-type="float">
            <text:p>0.023853211</text:p>
          </table:table-cell>
          <table:table-cell office:value-type="float" office:value="0.00853211009174321" calcext:value-type="float">
            <text:p>0.0085321101</text:p>
          </table:table-cell>
          <table:table-cell office:value-type="float" office:value="0.014862385321101" calcext:value-type="float">
            <text:p>0.0148623853</text:p>
          </table:table-cell>
          <table:table-cell office:value-type="float" office:value="0.00715596330275226" calcext:value-type="float">
            <text:p>0.0071559633</text:p>
          </table:table-cell>
          <table:table-cell office:value-type="float" office:value="0.00678899082568812" calcext:value-type="float">
            <text:p>0.0067889908</text:p>
          </table:table-cell>
          <table:table-cell office:value-type="float" office:value="0.0349541284403671" calcext:value-type="float">
            <text:p>0.0349541284</text:p>
          </table:table-cell>
        </table:table-row>
        <table:table-row table:style-name="ro2">
          <table:table-cell office:value-type="string" calcext:value-type="string">
            <text:p>'aconitate'</text:p>
          </table:table-cell>
          <table:table-cell table:style-name="ce1" office:value-type="string" calcext:value-type="string">
            <text:p>'HC00342_c'</text:p>
          </table:table-cell>
          <table:table-cell office:value-type="float" office:value="0.177824744049419" calcext:value-type="float">
            <text:p>0.177824744</text:p>
          </table:table-cell>
          <table:table-cell office:value-type="float" office:value="0.141346278456953" calcext:value-type="float">
            <text:p>0.1413462785</text:p>
          </table:table-cell>
          <table:table-cell office:value-type="float" office:value="0.133333405330684" calcext:value-type="float">
            <text:p>0.1333334053</text:p>
          </table:table-cell>
          <table:table-cell office:value-type="float" office:value="0.118950926605901" calcext:value-type="float">
            <text:p>0.1189509266</text:p>
          </table:table-cell>
          <table:table-cell office:value-type="float" office:value="0.118050239751177" calcext:value-type="float">
            <text:p>0.1180502398</text:p>
          </table:table-cell>
          <table:table-cell office:value-type="float" office:value="0.078947470733077" calcext:value-type="float">
            <text:p>0.0789474707</text:p>
          </table:table-cell>
        </table:table-row>
        <table:table-row table:style-name="ro1">
          <table:table-cell office:value-type="string" calcext:value-type="string">
            <text:p>'ala'</text:p>
          </table:table-cell>
          <table:table-cell office:value-type="string" calcext:value-type="string">
            <text:p>'ala__L_c’</text:p>
          </table:table-cell>
          <table:table-cell office:value-type="float" office:value="11.4890921020258" calcext:value-type="float">
            <text:p>11.489092102</text:p>
          </table:table-cell>
          <table:table-cell office:value-type="float" office:value="19.8770606085459" calcext:value-type="float">
            <text:p>19.8770606085</text:p>
          </table:table-cell>
          <table:table-cell office:value-type="float" office:value="22.1155581071107" calcext:value-type="float">
            <text:p>22.1155581071</text:p>
          </table:table-cell>
          <table:table-cell office:value-type="float" office:value="17.9279094562454" calcext:value-type="float">
            <text:p>17.9279094562</text:p>
          </table:table-cell>
          <table:table-cell office:value-type="float" office:value="11.9287706060855" calcext:value-type="float">
            <text:p>11.9287706061</text:p>
          </table:table-cell>
          <table:table-cell office:value-type="float" office:value="11.6436069876159" calcext:value-type="float">
            <text:p>11.6436069876</text:p>
          </table:table-cell>
        </table:table-row>
        <table:table-row table:style-name="ro1">
          <table:table-cell office:value-type="string" calcext:value-type="string">
            <text:p>'arg'</text:p>
          </table:table-cell>
          <table:table-cell office:value-type="string" calcext:value-type="string">
            <text:p>'arg__L_c’</text:p>
          </table:table-cell>
          <table:table-cell office:value-type="float" office:value="12.6257260158834" calcext:value-type="float">
            <text:p>12.6257260159</text:p>
          </table:table-cell>
          <table:table-cell office:value-type="float" office:value="18.6133051727173" calcext:value-type="float">
            <text:p>18.6133051727</text:p>
          </table:table-cell>
          <table:table-cell office:value-type="float" office:value="24.8465713372341" calcext:value-type="float">
            <text:p>24.8465713372</text:p>
          </table:table-cell>
          <table:table-cell office:value-type="float" office:value="22.9197242845803" calcext:value-type="float">
            <text:p>22.9197242846</text:p>
          </table:table-cell>
          <table:table-cell office:value-type="float" office:value="29.7052833482398" calcext:value-type="float">
            <text:p>29.7052833482</text:p>
          </table:table-cell>
          <table:table-cell office:value-type="float" office:value="25.4474269314627" calcext:value-type="float">
            <text:p>25.4474269315</text:p>
          </table:table-cell>
        </table:table-row>
        <table:table-row table:style-name="ro1">
          <table:table-cell office:value-type="string" calcext:value-type="string">
            <text:p>'asn'</text:p>
          </table:table-cell>
          <table:table-cell office:value-type="string" calcext:value-type="string">
            <text:p>'asn__L_c’</text:p>
          </table:table-cell>
          <table:table-cell office:value-type="float" office:value="0.493493208441272" calcext:value-type="float">
            <text:p>0.4934932084</text:p>
          </table:table-cell>
          <table:table-cell office:value-type="float" office:value="0.40177329768675" calcext:value-type="float">
            <text:p>0.4017732977</text:p>
          </table:table-cell>
          <table:table-cell office:value-type="float" office:value="0.475406346160757" calcext:value-type="float">
            <text:p>0.4754063462</text:p>
          </table:table-cell>
          <table:table-cell office:value-type="float" office:value="0.381684771038903" calcext:value-type="float">
            <text:p>0.381684771</text:p>
          </table:table-cell>
          <table:table-cell office:value-type="float" office:value="0.44545049889549" calcext:value-type="float">
            <text:p>0.4454504989</text:p>
          </table:table-cell>
          <table:table-cell office:value-type="float" office:value="0.385259566656252" calcext:value-type="float">
            <text:p>0.3852595667</text:p>
          </table:table-cell>
        </table:table-row>
        <table:table-row table:style-name="ro1">
          <table:table-cell office:value-type="string" calcext:value-type="string">
            <text:p>'asp'</text:p>
          </table:table-cell>
          <table:table-cell office:value-type="string" calcext:value-type="string">
            <text:p>'asp__L_c’</text:p>
          </table:table-cell>
          <table:table-cell office:value-type="float" office:value="31.4244973163503" calcext:value-type="float">
            <text:p>31.4244973164</text:p>
          </table:table-cell>
          <table:table-cell office:value-type="float" office:value="28.168709444845" calcext:value-type="float">
            <text:p>28.1687094448</text:p>
          </table:table-cell>
          <table:table-cell office:value-type="float" office:value="17.3333333333334" calcext:value-type="float">
            <text:p>17.3333333333</text:p>
          </table:table-cell>
          <table:table-cell office:value-type="float" office:value="9.23576063446285" calcext:value-type="float">
            <text:p>9.2357606345</text:p>
          </table:table-cell>
          <table:table-cell office:value-type="float" office:value="13.9790114555796" calcext:value-type="float">
            <text:p>13.9790114556</text:p>
          </table:table-cell>
          <table:table-cell office:value-type="float" office:value="11.0040855563566" calcext:value-type="float">
            <text:p>11.0040855564</text:p>
          </table:table-cell>
        </table:table-row>
        <table:table-row table:style-name="ro2">
          <table:table-cell office:value-type="string" calcext:value-type="string">
            <text:p>'citrate'</text:p>
          </table:table-cell>
          <table:table-cell table:style-name="ce1" office:value-type="string" calcext:value-type="string">
            <text:p>'cit_c'</text:p>
          </table:table-cell>
          <table:table-cell office:value-type="float" office:value="5.13212795549375" calcext:value-type="float">
            <text:p>5.1321279555</text:p>
          </table:table-cell>
          <table:table-cell office:value-type="float" office:value="4.68706536856746" calcext:value-type="float">
            <text:p>4.6870653686</text:p>
          </table:table-cell>
          <table:table-cell office:value-type="float" office:value="4.25591098748262" calcext:value-type="float">
            <text:p>4.2559109875</text:p>
          </table:table-cell>
          <table:table-cell office:value-type="float" office:value="3.05980528511823" calcext:value-type="float">
            <text:p>3.0598052851</text:p>
          </table:table-cell>
          <table:table-cell office:value-type="float" office:value="4.88178025034771" calcext:value-type="float">
            <text:p>4.8817802503</text:p>
          </table:table-cell>
          <table:table-cell office:value-type="float" office:value="4.5201668984701" calcext:value-type="float">
            <text:p>4.5201668985</text:p>
          </table:table-cell>
        </table:table-row>
        <table:table-row table:style-name="ro2">
          <table:table-cell office:value-type="string" calcext:value-type="string">
            <text:p>'citrulline'</text:p>
          </table:table-cell>
          <table:table-cell table:style-name="ce1" office:value-type="string" calcext:value-type="string">
            <text:p>'citr__L_c'</text:p>
          </table:table-cell>
          <table:table-cell office:value-type="float" office:value="0.225582839591131" calcext:value-type="float">
            <text:p>0.2255828396</text:p>
          </table:table-cell>
          <table:table-cell office:value-type="float" office:value="0.665072844458618" calcext:value-type="float">
            <text:p>0.6650728445</text:p>
          </table:table-cell>
          <table:table-cell office:value-type="float" office:value="1.06560197384985" calcext:value-type="float">
            <text:p>1.0656019738</text:p>
          </table:table-cell>
          <table:table-cell office:value-type="float" office:value="1.10378237298377" calcext:value-type="float">
            <text:p>1.103782373</text:p>
          </table:table-cell>
          <table:table-cell office:value-type="float" office:value="0.444544218600514" calcext:value-type="float">
            <text:p>0.4445442186</text:p>
          </table:table-cell>
          <table:table-cell office:value-type="float" office:value="0.786625740613304" calcext:value-type="float">
            <text:p>0.7866257406</text:p>
          </table:table-cell>
        </table:table-row>
        <table:table-row table:style-name="ro2">
          <table:table-cell office:value-type="string" calcext:value-type="string">
            <text:p>'cys'</text:p>
          </table:table-cell>
          <table:table-cell table:style-name="ce1" office:value-type="string" calcext:value-type="string">
            <text:p>'cys__L_c'</text:p>
          </table:table-cell>
          <table:table-cell office:value-type="float" office:value="0.0359673024523162" calcext:value-type="float">
            <text:p>0.0359673025</text:p>
          </table:table-cell>
          <table:table-cell office:value-type="float" office:value="0.0468664850136242" calcext:value-type="float">
            <text:p>0.046866485</text:p>
          </table:table-cell>
          <table:table-cell office:value-type="float" office:value="0.153678474114442" calcext:value-type="float">
            <text:p>0.1536784741</text:p>
          </table:table-cell>
          <table:table-cell office:value-type="float" office:value="0.125885558583106" calcext:value-type="float">
            <text:p>0.1258855586</text:p>
          </table:table-cell>
          <table:table-cell office:value-type="float" office:value="0.184741144414169" calcext:value-type="float">
            <text:p>0.1847411444</text:p>
          </table:table-cell>
          <table:table-cell office:value-type="float" office:value="0.191280653950954" calcext:value-type="float">
            <text:p>0.191280654</text:p>
          </table:table-cell>
        </table:table-row>
        <table:table-row table:style-name="ro2">
          <table:table-cell office:value-type="string" calcext:value-type="string">
            <text:p>'fumarate'</text:p>
          </table:table-cell>
          <table:table-cell table:style-name="ce1" office:value-type="string" calcext:value-type="string">
            <text:p>'fum_c'</text:p>
          </table:table-cell>
          <table:table-cell office:value-type="float" office:value="3.91288313698083" calcext:value-type="float">
            <text:p>3.912883137</text:p>
          </table:table-cell>
          <table:table-cell office:value-type="float" office:value="3.46996212310303" calcext:value-type="float">
            <text:p>3.4699621231</text:p>
          </table:table-cell>
          <table:table-cell office:value-type="float" office:value="3.04065058406549" calcext:value-type="float">
            <text:p>3.0406505841</text:p>
          </table:table-cell>
          <table:table-cell office:value-type="float" office:value="2.82121418230831" calcext:value-type="float">
            <text:p>2.8212141823</text:p>
          </table:table-cell>
          <table:table-cell office:value-type="float" office:value="3.75979526507587" calcext:value-type="float">
            <text:p>3.7597952651</text:p>
          </table:table-cell>
          <table:table-cell office:value-type="float" office:value="2.51781836561501" calcext:value-type="float">
            <text:p>2.5178183656</text:p>
          </table:table-cell>
        </table:table-row>
        <table:table-row table:style-name="ro2">
          <table:table-cell office:value-type="string" calcext:value-type="string">
            <text:p>'glu'</text:p>
          </table:table-cell>
          <table:table-cell table:style-name="ce1" office:value-type="string" calcext:value-type="string">
            <text:p>'glu__L_c'</text:p>
          </table:table-cell>
          <table:table-cell office:value-type="float" office:value="33.2919254658385" calcext:value-type="float">
            <text:p>33.2919254658</text:p>
          </table:table-cell>
          <table:table-cell office:value-type="float" office:value="31.304347826087" calcext:value-type="float">
            <text:p>31.3043478261</text:p>
          </table:table-cell>
          <table:table-cell office:value-type="float" office:value="22.5465838509318" calcext:value-type="float">
            <text:p>22.5465838509</text:p>
          </table:table-cell>
          <table:table-cell office:value-type="float" office:value="15.4658385093169" calcext:value-type="float">
            <text:p>15.4658385093</text:p>
          </table:table-cell>
          <table:table-cell office:value-type="float" office:value="12.2360248447206" calcext:value-type="float">
            <text:p>12.2360248447</text:p>
          </table:table-cell>
          <table:table-cell office:value-type="float" office:value="11.2422360248448" calcext:value-type="float">
            <text:p>11.2422360248</text:p>
          </table:table-cell>
        </table:table-row>
        <table:table-row table:style-name="ro1">
          <table:table-cell office:value-type="string" calcext:value-type="string">
            <text:p>'gly'</text:p>
          </table:table-cell>
          <table:table-cell office:value-type="string" calcext:value-type="string">
            <text:p>'gly_c'</text:p>
          </table:table-cell>
          <table:table-cell office:value-type="float" office:value="13.7395028085201" calcext:value-type="float">
            <text:p>13.7395028085</text:p>
          </table:table-cell>
          <table:table-cell office:value-type="float" office:value="10.4084867359991" calcext:value-type="float">
            <text:p>10.408486736</text:p>
          </table:table-cell>
          <table:table-cell office:value-type="float" office:value="16.8970023914132" calcext:value-type="float">
            <text:p>16.8970023914</text:p>
          </table:table-cell>
          <table:table-cell office:value-type="float" office:value="16.0886491296369" calcext:value-type="float">
            <text:p>16.0886491296</text:p>
          </table:table-cell>
          <table:table-cell office:value-type="float" office:value="26.093376341694" calcext:value-type="float">
            <text:p>26.0933763417</text:p>
          </table:table-cell>
          <table:table-cell office:value-type="float" office:value="17.8955564206663" calcext:value-type="float">
            <text:p>17.8955564207</text:p>
          </table:table-cell>
        </table:table-row>
        <table:table-row table:style-name="ro2">
          <table:table-cell office:value-type="string" calcext:value-type="string">
            <text:p>'guanine'</text:p>
          </table:table-cell>
          <table:table-cell table:style-name="ce1" office:value-type="string" calcext:value-type="string">
            <text:p>'gua_c'</text:p>
          </table:table-cell>
          <table:table-cell office:value-type="float" office:value="0.00617224644121844" calcext:value-type="float">
            <text:p>0.0061722464</text:p>
          </table:table-cell>
          <table:table-cell office:value-type="float" office:value="0.0199927343011527" calcext:value-type="float">
            <text:p>0.0199927343</text:p>
          </table:table-cell>
          <table:table-cell office:value-type="float" office:value="0.00803332345762617" calcext:value-type="float">
            <text:p>0.0080333235</text:p>
          </table:table-cell>
          <table:table-cell office:value-type="float" office:value="0.00410751823478789" calcext:value-type="float">
            <text:p>0.0041075182</text:p>
          </table:table-cell>
          <table:table-cell office:value-type="float" office:value="0.00473011103116491" calcext:value-type="float">
            <text:p>0.004730111</text:p>
          </table:table-cell>
          <table:table-cell office:value-type="float" office:value="-0.00030226718020343" calcext:value-type="float">
            <text:p>-0.0003022672</text:p>
          </table:table-cell>
        </table:table-row>
        <table:table-row table:style-name="ro2">
          <table:table-cell office:value-type="string" calcext:value-type="string">
            <text:p>'his'</text:p>
          </table:table-cell>
          <table:table-cell table:style-name="ce1" office:value-type="string" calcext:value-type="string">
            <text:p>'his__L_c'</text:p>
          </table:table-cell>
          <table:table-cell office:value-type="float" office:value="0.972427329656979" calcext:value-type="float">
            <text:p>0.9724273297</text:p>
          </table:table-cell>
          <table:table-cell office:value-type="float" office:value="2.15482755397701" calcext:value-type="float">
            <text:p>2.154827554</text:p>
          </table:table-cell>
          <table:table-cell office:value-type="float" office:value="2.99113234881765" calcext:value-type="float">
            <text:p>2.9911323488</text:p>
          </table:table-cell>
          <table:table-cell office:value-type="float" office:value="3.22926208056828" calcext:value-type="float">
            <text:p>3.2292620806</text:p>
          </table:table-cell>
          <table:table-cell office:value-type="float" office:value="2.53489812131975" calcext:value-type="float">
            <text:p>2.5348981213</text:p>
          </table:table-cell>
          <table:table-cell office:value-type="float" office:value="2.40351902046921" calcext:value-type="float">
            <text:p>2.4035190205</text:p>
          </table:table-cell>
        </table:table-row>
        <table:table-row table:style-name="ro2">
          <table:table-cell office:value-type="string" calcext:value-type="string">
            <text:p>'histamine'</text:p>
          </table:table-cell>
          <table:table-cell table:style-name="ce1" office:value-type="string" calcext:value-type="string">
            <text:p>'hista_c'</text:p>
          </table:table-cell>
          <table:table-cell office:value-type="float" office:value="0.0954320406267102" calcext:value-type="float">
            <text:p>0.0954320406</text:p>
          </table:table-cell>
          <table:table-cell office:value-type="float" office:value="0.164568723033258" calcext:value-type="float">
            <text:p>0.164568723</text:p>
          </table:table-cell>
          <table:table-cell office:value-type="float" office:value="0.170662729575278" calcext:value-type="float">
            <text:p>0.1706627296</text:p>
          </table:table-cell>
          <table:table-cell office:value-type="float" office:value="0.0963178861892096" calcext:value-type="float">
            <text:p>0.0963178862</text:p>
          </table:table-cell>
          <table:table-cell office:value-type="float" office:value="0.206753299647444" calcext:value-type="float">
            <text:p>0.2067532996</text:p>
          </table:table-cell>
          <table:table-cell office:value-type="float" office:value="0.295439677226387" calcext:value-type="float">
            <text:p>0.2954396772</text:p>
          </table:table-cell>
        </table:table-row>
        <table:table-row table:style-name="ro2">
          <table:table-cell office:value-type="string" calcext:value-type="string">
            <text:p>'iso-cit'</text:p>
          </table:table-cell>
          <table:table-cell table:style-name="ce1" office:value-type="string" calcext:value-type="string">
            <text:p>'icit_c'</text:p>
          </table:table-cell>
          <table:table-cell office:value-type="float" office:value="0.838498163830353" calcext:value-type="float">
            <text:p>0.8384981638</text:p>
          </table:table-cell>
          <table:table-cell office:value-type="float" office:value="0.188552032529746" calcext:value-type="float">
            <text:p>0.1885520325</text:p>
          </table:table-cell>
          <table:table-cell office:value-type="float" office:value="0.121793460841896" calcext:value-type="float">
            <text:p>0.1217934608</text:p>
          </table:table-cell>
          <table:table-cell office:value-type="float" office:value="0.0936349980499145" calcext:value-type="float">
            <text:p>0.093634998</text:p>
          </table:table-cell>
          <table:table-cell office:value-type="float" office:value="0.196769422658825" calcext:value-type="float">
            <text:p>0.1967694227</text:p>
          </table:table-cell>
          <table:table-cell office:value-type="float" office:value="0.117283164004123" calcext:value-type="float">
            <text:p>0.117283164</text:p>
          </table:table-cell>
        </table:table-row>
        <table:table-row table:style-name="ro2">
          <table:table-cell office:value-type="string" calcext:value-type="string">
            <text:p>'lactate'</text:p>
          </table:table-cell>
          <table:table-cell table:style-name="ce1" office:value-type="string" calcext:value-type="string">
            <text:p>'lac__D_c'</text:p>
          </table:table-cell>
          <table:table-cell office:value-type="float" office:value="4.61678004535147" calcext:value-type="float">
            <text:p>4.6167800454</text:p>
          </table:table-cell>
          <table:table-cell office:value-type="float" office:value="4.59863945578231" calcext:value-type="float">
            <text:p>4.5986394558</text:p>
          </table:table-cell>
          <table:table-cell office:value-type="float" office:value="3.59183673469388" calcext:value-type="float">
            <text:p>3.5918367347</text:p>
          </table:table-cell>
          <table:table-cell office:value-type="float" office:value="3.56462585034014" calcext:value-type="float">
            <text:p>3.5646258503</text:p>
          </table:table-cell>
          <table:table-cell office:value-type="float" office:value="4.02721088435374" calcext:value-type="float">
            <text:p>4.0272108844</text:p>
          </table:table-cell>
          <table:table-cell office:value-type="float" office:value="3.37414965986394" calcext:value-type="float">
            <text:p>3.3741496599</text:p>
          </table:table-cell>
        </table:table-row>
        <table:table-row table:style-name="ro2">
          <table:table-cell office:value-type="string" calcext:value-type="string">
            <text:p>'leu'</text:p>
          </table:table-cell>
          <table:table-cell table:style-name="ce1" office:value-type="string" calcext:value-type="string">
            <text:p>'leu__L_c'</text:p>
          </table:table-cell>
          <table:table-cell office:value-type="float" office:value="2.68965517241379" calcext:value-type="float">
            <text:p>2.6896551724</text:p>
          </table:table-cell>
          <table:table-cell office:value-type="float" office:value="3.39655172413793" calcext:value-type="float">
            <text:p>3.3965517241</text:p>
          </table:table-cell>
          <table:table-cell office:value-type="float" office:value="4.37931034482759" calcext:value-type="float">
            <text:p>4.3793103448</text:p>
          </table:table-cell>
          <table:table-cell office:value-type="float" office:value="3.17241379310345" calcext:value-type="float">
            <text:p>3.1724137931</text:p>
          </table:table-cell>
          <table:table-cell office:value-type="float" office:value="4" calcext:value-type="float">
            <text:p>4</text:p>
          </table:table-cell>
          <table:table-cell office:value-type="float" office:value="3.37931034482759" calcext:value-type="float">
            <text:p>3.3793103448</text:p>
          </table:table-cell>
        </table:table-row>
        <table:table-row table:style-name="ro1">
          <table:table-cell office:value-type="string" calcext:value-type="string">
            <text:p>'lys'</text:p>
          </table:table-cell>
          <table:table-cell office:value-type="string" calcext:value-type="string">
            <text:p>'lys__L_c’</text:p>
          </table:table-cell>
          <table:table-cell office:value-type="float" office:value="1.41824638234745" calcext:value-type="float">
            <text:p>1.4182463823</text:p>
          </table:table-cell>
          <table:table-cell office:value-type="float" office:value="5.03186820996154" calcext:value-type="float">
            <text:p>5.03186821</text:p>
          </table:table-cell>
          <table:table-cell office:value-type="float" office:value="10.7571198244695" calcext:value-type="float">
            <text:p>10.7571198245</text:p>
          </table:table-cell>
          <table:table-cell office:value-type="float" office:value="10.6653460421238" calcext:value-type="float">
            <text:p>10.6653460421</text:p>
          </table:table-cell>
          <table:table-cell office:value-type="float" office:value="6.80848205164649" calcext:value-type="float">
            <text:p>6.8084820516</text:p>
          </table:table-cell>
          <table:table-cell office:value-type="float" office:value="8.450016877937" calcext:value-type="float">
            <text:p>8.4500168779</text:p>
          </table:table-cell>
        </table:table-row>
        <table:table-row table:style-name="ro2">
          <table:table-cell office:value-type="string" calcext:value-type="string">
            <text:p>'mal'</text:p>
          </table:table-cell>
          <table:table-cell table:style-name="ce1" office:value-type="string" calcext:value-type="string">
            <text:p>'mal__L_c'</text:p>
          </table:table-cell>
          <table:table-cell office:value-type="float" office:value="6.05960264900661" calcext:value-type="float">
            <text:p>6.059602649</text:p>
          </table:table-cell>
          <table:table-cell office:value-type="float" office:value="3.56512141280353" calcext:value-type="float">
            <text:p>3.5651214128</text:p>
          </table:table-cell>
          <table:table-cell office:value-type="float" office:value="1.44591611479029" calcext:value-type="float">
            <text:p>1.4459161148</text:p>
          </table:table-cell>
          <table:table-cell office:value-type="float" office:value="1.3355408388521" calcext:value-type="float">
            <text:p>1.3355408389</text:p>
          </table:table-cell>
          <table:table-cell office:value-type="float" office:value="3.99558498896247" calcext:value-type="float">
            <text:p>3.995584989</text:p>
          </table:table-cell>
          <table:table-cell office:value-type="float" office:value="1.42384105960265" calcext:value-type="float">
            <text:p>1.4238410596</text:p>
          </table:table-cell>
        </table:table-row>
        <table:table-row table:style-name="ro2">
          <table:table-cell office:value-type="string" calcext:value-type="string">
            <text:p>'phe'</text:p>
          </table:table-cell>
          <table:table-cell table:style-name="ce1" office:value-type="string" calcext:value-type="string">
            <text:p>'phe__L_c'</text:p>
          </table:table-cell>
          <table:table-cell office:value-type="float" office:value="2.71041369472183" calcext:value-type="float">
            <text:p>2.7104136947</text:p>
          </table:table-cell>
          <table:table-cell office:value-type="float" office:value="4.2225392296719" calcext:value-type="float">
            <text:p>4.2225392297</text:p>
          </table:table-cell>
          <table:table-cell office:value-type="float" office:value="6.26248216833096" calcext:value-type="float">
            <text:p>6.2624821683</text:p>
          </table:table-cell>
          <table:table-cell office:value-type="float" office:value="4.57917261055635" calcext:value-type="float">
            <text:p>4.5791726106</text:p>
          </table:table-cell>
          <table:table-cell office:value-type="float" office:value="5.82025677603424" calcext:value-type="float">
            <text:p>5.820256776</text:p>
          </table:table-cell>
          <table:table-cell office:value-type="float" office:value="4.36519258202568" calcext:value-type="float">
            <text:p>4.365192582</text:p>
          </table:table-cell>
        </table:table-row>
        <table:table-row table:style-name="ro2">
          <table:table-cell office:value-type="string" calcext:value-type="string">
            <text:p>'pro'</text:p>
          </table:table-cell>
          <table:table-cell table:style-name="ce1" office:value-type="string" calcext:value-type="string">
            <text:p>'pro__D_c'</text:p>
          </table:table-cell>
          <table:table-cell office:value-type="float" office:value="9.48893795441367" calcext:value-type="float">
            <text:p>9.4889379544</text:p>
          </table:table-cell>
          <table:table-cell office:value-type="float" office:value="9.3461461260538" calcext:value-type="float">
            <text:p>9.3461461261</text:p>
          </table:table-cell>
          <table:table-cell office:value-type="float" office:value="11.2580289040546" calcext:value-type="float">
            <text:p>11.2580289041</text:p>
          </table:table-cell>
          <table:table-cell office:value-type="float" office:value="14.1138097149739" calcext:value-type="float">
            <text:p>14.113809715</text:p>
          </table:table-cell>
          <table:table-cell office:value-type="float" office:value="7.95441366697891" calcext:value-type="float">
            <text:p>7.954413667</text:p>
          </table:table-cell>
          <table:table-cell office:value-type="float" office:value="9.61438958026675" calcext:value-type="float">
            <text:p>9.6143895803</text:p>
          </table:table-cell>
        </table:table-row>
        <table:table-row table:style-name="ro1">
          <table:table-cell office:value-type="string" calcext:value-type="string">
            <text:p>'pyr'</text:p>
          </table:table-cell>
          <table:table-cell office:value-type="string" calcext:value-type="string">
            <text:p>'pyr_c'</text:p>
          </table:table-cell>
          <table:table-cell office:value-type="float" office:value="0.613608762534842" calcext:value-type="float">
            <text:p>0.6136087625</text:p>
          </table:table-cell>
          <table:table-cell office:value-type="float" office:value="0.976364519598882" calcext:value-type="float">
            <text:p>0.9763645196</text:p>
          </table:table-cell>
          <table:table-cell office:value-type="float" office:value="1.29994563897338" calcext:value-type="float">
            <text:p>1.299945639</text:p>
          </table:table-cell>
          <table:table-cell office:value-type="float" office:value="0.833441284308169" calcext:value-type="float">
            <text:p>0.8334412843</text:p>
          </table:table-cell>
          <table:table-cell office:value-type="float" office:value="0.561734463734254" calcext:value-type="float">
            <text:p>0.5617344637</text:p>
          </table:table-cell>
          <table:table-cell office:value-type="float" office:value="0.649157404087482" calcext:value-type="float">
            <text:p>0.6491574041</text:p>
          </table:table-cell>
        </table:table-row>
        <table:table-row table:style-name="ro2">
          <table:table-cell office:value-type="string" calcext:value-type="string">
            <text:p>'ser'</text:p>
          </table:table-cell>
          <table:table-cell table:style-name="ce1" office:value-type="string" calcext:value-type="string">
            <text:p>'ser__D_c'</text:p>
          </table:table-cell>
          <table:table-cell office:value-type="float" office:value="1.85206532180596" calcext:value-type="float">
            <text:p>1.8520653218</text:p>
          </table:table-cell>
          <table:table-cell office:value-type="float" office:value="1.72142170989433" calcext:value-type="float">
            <text:p>1.7214217099</text:p>
          </table:table-cell>
          <table:table-cell office:value-type="float" office:value="2.62055715658021" calcext:value-type="float">
            <text:p>2.6205571566</text:p>
          </table:table-cell>
          <table:table-cell office:value-type="float" office:value="1.97502401536984" calcext:value-type="float">
            <text:p>1.9750240154</text:p>
          </table:table-cell>
          <table:table-cell office:value-type="float" office:value="2.39000960614793" calcext:value-type="float">
            <text:p>2.3900096061</text:p>
          </table:table-cell>
          <table:table-cell office:value-type="float" office:value="1.72142170989433" calcext:value-type="float">
            <text:p>1.7214217099</text:p>
          </table:table-cell>
        </table:table-row>
        <table:table-row table:style-name="ro2">
          <table:table-cell office:value-type="string" calcext:value-type="string">
            <text:p>'succinate'</text:p>
          </table:table-cell>
          <table:table-cell table:style-name="ce1" office:value-type="string" calcext:value-type="string">
            <text:p>'succ_c'</text:p>
          </table:table-cell>
          <table:table-cell office:value-type="float" office:value="3.01687289088864" calcext:value-type="float">
            <text:p>3.0168728909</text:p>
          </table:table-cell>
          <table:table-cell office:value-type="float" office:value="2.56467941507312" calcext:value-type="float">
            <text:p>2.5646794151</text:p>
          </table:table-cell>
          <table:table-cell office:value-type="float" office:value="1.62654668166479" calcext:value-type="float">
            <text:p>1.6265466817</text:p>
          </table:table-cell>
          <table:table-cell office:value-type="float" office:value="1.74128233970754" calcext:value-type="float">
            <text:p>1.7412823397</text:p>
          </table:table-cell>
          <table:table-cell office:value-type="float" office:value="1.89651293588302" calcext:value-type="float">
            <text:p>1.8965129359</text:p>
          </table:table-cell>
          <table:table-cell office:value-type="float" office:value="1.19460067491564" calcext:value-type="float">
            <text:p>1.1946006749</text:p>
          </table:table-cell>
        </table:table-row>
        <table:table-row table:style-name="ro1">
          <table:table-cell office:value-type="string" calcext:value-type="string">
            <text:p>'AdSuccinate'</text:p>
          </table:table-cell>
          <table:table-cell/>
          <table:table-cell office:value-type="float" office:value="0.520325203252034" calcext:value-type="float">
            <text:p>0.5203252033</text:p>
          </table:table-cell>
          <table:table-cell office:value-type="float" office:value="0.383739837398375" calcext:value-type="float">
            <text:p>0.3837398374</text:p>
          </table:table-cell>
          <table:table-cell office:value-type="float" office:value="0.14308943089431" calcext:value-type="float">
            <text:p>0.1430894309</text:p>
          </table:table-cell>
          <table:table-cell office:value-type="float" office:value="0.0325203252032527" calcext:value-type="float">
            <text:p>0.0325203252</text:p>
          </table:table-cell>
          <table:table-cell office:value-type="float" office:value="0.104065040650408" calcext:value-type="float">
            <text:p>0.1040650407</text:p>
          </table:table-cell>
          <table:table-cell office:value-type="float" office:value="0.130081300813011" calcext:value-type="float">
            <text:p>0.1300813008</text:p>
          </table:table-cell>
        </table:table-row>
        <table:table-row table:style-name="ro2">
          <table:table-cell office:value-type="string" calcext:value-type="string">
            <text:p>'try'</text:p>
          </table:table-cell>
          <table:table-cell table:style-name="ce1" office:value-type="string" calcext:value-type="string">
            <text:p>'trp__L_c'</text:p>
          </table:table-cell>
          <table:table-cell office:value-type="float" office:value="0.701449275362319" calcext:value-type="float">
            <text:p>0.7014492754</text:p>
          </table:table-cell>
          <table:table-cell office:value-type="float" office:value="0.863768115942029" calcext:value-type="float">
            <text:p>0.8637681159</text:p>
          </table:table-cell>
          <table:table-cell office:value-type="float" office:value="1.27536231884058" calcext:value-type="float">
            <text:p>1.2753623188</text:p>
          </table:table-cell>
          <table:table-cell office:value-type="float" office:value="1.07826086956522" calcext:value-type="float">
            <text:p>1.0782608696</text:p>
          </table:table-cell>
          <table:table-cell office:value-type="float" office:value="1.38550724637681" calcext:value-type="float">
            <text:p>1.3855072464</text:p>
          </table:table-cell>
          <table:table-cell office:value-type="float" office:value="0.991304347826087" calcext:value-type="float">
            <text:p>0.9913043478</text:p>
          </table:table-cell>
        </table:table-row>
        <table:table-row table:style-name="ro2">
          <table:table-cell office:value-type="string" calcext:value-type="string">
            <text:p>'tyr'</text:p>
          </table:table-cell>
          <table:table-cell table:style-name="ce1" office:value-type="string" calcext:value-type="string">
            <text:p>'tyr__L_c'</text:p>
          </table:table-cell>
          <table:table-cell office:value-type="float" office:value="1.1569958365097" calcext:value-type="float">
            <text:p>1.1569958365</text:p>
          </table:table-cell>
          <table:table-cell office:value-type="float" office:value="2.4429425907465" calcext:value-type="float">
            <text:p>2.4429425907</text:p>
          </table:table-cell>
          <table:table-cell office:value-type="float" office:value="3.36440069196036" calcext:value-type="float">
            <text:p>3.364400692</text:p>
          </table:table-cell>
          <table:table-cell office:value-type="float" office:value="3.1551413241072" calcext:value-type="float">
            <text:p>3.1551413241</text:p>
          </table:table-cell>
          <table:table-cell office:value-type="float" office:value="2.65598428429015" calcext:value-type="float">
            <text:p>2.6559842843</text:p>
          </table:table-cell>
          <table:table-cell office:value-type="float" office:value="1.79249252330968" calcext:value-type="float">
            <text:p>1.7924925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09:46:46.676965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9:44:25.352165762</meta:creation-date>
    <dc:date>2018-08-27T10:14:30.078699456</dc:date>
    <meta:editing-duration>PT4M33S</meta:editing-duration>
    <meta:editing-cycles>3</meta:editing-cycles>
    <meta:generator>LibreOffice/5.1.6.2$Linux_X86_64 LibreOffice_project/10m0$Build-2</meta:generator>
    <meta:document-statistic meta:table-count="1" meta:cell-count="367" meta:object-count="0"/>
  </office:meta>
</office:document-meta>
</file>